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688in" fo:margin-left="-0.075in" fo:margin-top="0in" fo:margin-bottom="0in" table:align="left" style:writing-mode="lr-tb"/>
    </style:style>
    <style:style style:name="Table1.A" style:family="table-column">
      <style:table-column-properties style:column-width="0.9875in"/>
    </style:style>
    <style:style style:name="Table1.B" style:family="table-column">
      <style:table-column-properties style:column-width="1.480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8"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5.2257in" fo:margin-left="-0.075in" fo:margin-top="0in" fo:margin-bottom="0in" table:align="left" style:writing-mode="lr-tb"/>
    </style:style>
    <style:style style:name="Table2.A" style:family="table-column">
      <style:table-column-properties style:column-width="3.475in"/>
    </style:style>
    <style:style style:name="Table2.B" style:family="table-column">
      <style:table-column-properties style:column-width="1.7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6" style:family="table-row">
      <style:table-row-properties fo:keep-together="always"/>
    </style:style>
    <style:style style:name="Table2.A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ab-stops/>
      </style:paragraph-properties>
    </style:style>
    <style:style style:name="P4" style:family="paragraph" style:parent-style-name="Standard">
      <style:paragraph-properties fo:margin-left="0in" fo:margin-right="0in" fo:text-align="end" style:justify-single-word="false" fo:text-indent="0in" style:auto-text-indent="false"/>
    </style:style>
    <style:style style:name="P5" style:family="paragraph" style:parent-style-name="Standard">
      <style:paragraph-properties fo:margin-left="0in" fo:margin-right="0in" fo:text-align="end" style:justify-single-word="false" fo:text-indent="0in" style:auto-text-indent="false">
        <style:tab-stops/>
      </style:paragraph-properties>
    </style:style>
    <style:style style:name="P6" style:family="paragraph" style:parent-style-name="Standard" style:master-page-name="Standard">
      <style:paragraph-properties fo:margin-left="0in" fo:margin-right="0in" fo:text-indent="0in" style:auto-text-indent="false" style:page-number="auto"/>
    </style:style>
    <style:style style:name="P7" style:family="paragraph" style:parent-style-name="Heading_20_1" style:list-style-name="">
      <style:paragraph-properties fo:margin-left="0in" fo:margin-right="0in" fo:text-indent="0in" style:auto-text-indent="false"/>
    </style:style>
    <style:style style:name="P8" style:family="paragraph" style:parent-style-name="Heading_20_2" style:list-style-name="">
      <style:paragraph-properties fo:margin-left="0in" fo:margin-right="0in" fo:text-indent="0in" style:auto-text-indent="false"/>
    </style:style>
    <style:style style:name="P9" style:family="paragraph" style:parent-style-name="Normal_20__28_Web_29_">
      <style:paragraph-properties fo:margin-left="0in" fo:margin-right="0in" fo:margin-top="0in" fo:margin-bottom="0in" loext:contextual-spacing="false" fo:text-indent="0in" style:auto-text-indent="false"/>
    </style:style>
    <style:style style:name="P10" style:family="paragraph" style:parent-style-name="Normal_20__28_Web_29_">
      <style:paragraph-properties fo:margin-left="0in" fo:margin-right="0in" fo:margin-top="0in" fo:margin-bottom="0in" loext:contextual-spacing="false" fo:text-indent="0in" style:auto-text-indent="false">
        <style:tab-stops/>
      </style:paragraph-properties>
    </style:style>
    <style:style style:name="P11" style:family="paragraph" style:parent-style-name="Normal_20__28_Web_29_">
      <style:paragraph-properties fo:margin-left="0in" fo:margin-right="0in" fo:margin-top="0in" fo:margin-bottom="0in" loext:contextual-spacing="false" fo:text-align="end" style:justify-single-word="false" fo:text-indent="0in" style:auto-text-indent="false"/>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fo:font-size="18pt" fo:language="en" fo:country="US" style:text-underline-style="none" style:font-size-asian="18pt" style:language-asian="en" style:country-asian="US"/>
    </style:style>
    <style:style style:name="T3" style:family="text">
      <style:text-properties style:font-name="Times New Roman" fo:font-size="10pt" fo:language="en" fo:country="US" style:font-size-asian="10pt" style:language-asian="en" style:country-asian="US"/>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2pt" fo:language="en" fo:country="US" fo:font-style="normal" style:font-size-asian="12pt" style:language-asian="en" style:country-asian="US" style:font-style-asian="normal"/>
    </style:style>
    <style:style style:name="T7" style:family="text">
      <style:text-properties style:font-name="Times New Roman" fo:font-size="12pt" fo:language="en" fo:country="US" style:font-size-asian="12pt" style:language-asian="en" style:country-asian="US"/>
    </style:style>
    <style:style style:name="T8"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is material is Open Game Content, and is licensed for public use under the terms of the Open Game License v1.0a.</text:span></text:p>
      <text:h text:style-name="P7" text:outline-level="1"><text:span text:style-name="T2">WEALTH</text:span></text:h>
      <text:p text:style-name="P2"/>
      <text:p text:style-name="P1"><text:span text:style-name="T3">Every character has a Wealth bonus that reflects his or her buying power—a composite of income, credit rating, and savings. A character’s Wealth bonus serves as the basis of the character’s Wealth check, which is used to purchase equipment and services for the character.</text:span></text:p>
      <text:p text:style-name="P2"/>
      <text:h text:style-name="P8" text:outline-level="2"><text:span text:style-name="T6">Wealth Bonus</text:span></text:h>
      <text:p text:style-name="P1"><text:span text:style-name="T3">To determine a character’s starting Wealth bonus, roll 2d4 and add the wealth bonus for the character’s starting occupation, plus (if appropriate) the bonus from the Windfall feat, plus 1 if the character has ranks in Profession.</text:span></text:p>
      <text:p text:style-name="P1"><text:span text:style-name="T3">Over the course of play, the hero’s Wealth bonus will decrease as the hero purchases expensive items and increase as the hero gains levels.</text:span></text:p>
      <text:p text:style-name="P1"><text:span text:style-name="T3">A character’s Wealth bonus can never fall below +0, and there is no limit to how high the Wealth bonus can climb.</text:span></text:p>
      <text:p text:style-name="P1"><text:span text:style-name="T3">Since Wealth is an abstract concept, it’s sometimes difficult to determine how financially well off a character is. To get a general sense of how financially solvent a character is at any given time, check the table below.</text:span></text:p>
      <text:p text:style-name="P2"/>
      <table:table table:name="Table1" table:style-name="Table1">
        <table:table-column table:style-name="Table1.A"/>
        <table:table-column table:style-name="Table1.B"/>
        <table:table-row table:style-name="Table1.1">
          <table:table-cell table:style-name="Table1.A1" office:value-type="string">
            <text:p text:style-name="P3"><text:span text:style-name="T4">Wealth Bonus</text:span></text:p>
          </table:table-cell>
          <table:table-cell table:style-name="Table1.A1" office:value-type="string">
            <text:p text:style-name="P3"><text:span text:style-name="T4">Financial Condition</text:span></text:p>
          </table:table-cell>
        </table:table-row>
        <table:table-row table:style-name="Table1.1">
          <table:table-cell table:style-name="Table1.A2" office:value-type="string">
            <text:p text:style-name="P10"><text:span text:style-name="T5">+0</text:span></text:p>
          </table:table-cell>
          <table:table-cell table:style-name="Table1.A2" office:value-type="string">
            <text:p text:style-name="P10"><text:span text:style-name="T5">Impoverished or in debt</text:span></text:p>
          </table:table-cell>
        </table:table-row>
        <table:table-row table:style-name="Table1.1">
          <table:table-cell table:style-name="Table1.A2" office:value-type="string">
            <text:p text:style-name="P1"><text:span text:style-name="T5">+1 to +4</text:span></text:p>
          </table:table-cell>
          <table:table-cell table:style-name="Table1.A2" office:value-type="string">
            <text:p text:style-name="P1"><text:span text:style-name="T5">Struggling</text:span></text:p>
          </table:table-cell>
        </table:table-row>
        <table:table-row table:style-name="Table1.1">
          <table:table-cell table:style-name="Table1.A2" office:value-type="string">
            <text:p text:style-name="P1"><text:span text:style-name="T5">+5 to +10</text:span></text:p>
          </table:table-cell>
          <table:table-cell table:style-name="Table1.A2" office:value-type="string">
            <text:p text:style-name="P1"><text:span text:style-name="T5">Middle class</text:span></text:p>
          </table:table-cell>
        </table:table-row>
        <table:table-row table:style-name="Table1.1">
          <table:table-cell table:style-name="Table1.A2" office:value-type="string">
            <text:p text:style-name="P1"><text:span text:style-name="T5">+11 to +15</text:span></text:p>
          </table:table-cell>
          <table:table-cell table:style-name="Table1.A2" office:value-type="string">
            <text:p text:style-name="P1"><text:span text:style-name="T5">Affluent</text:span></text:p>
          </table:table-cell>
        </table:table-row>
        <table:table-row table:style-name="Table1.1">
          <table:table-cell table:style-name="Table1.A2" office:value-type="string">
            <text:p text:style-name="P1"><text:span text:style-name="T5">+16 to +20</text:span></text:p>
          </table:table-cell>
          <table:table-cell table:style-name="Table1.A2" office:value-type="string">
            <text:p text:style-name="P1"><text:span text:style-name="T5">Wealthy</text:span></text:p>
          </table:table-cell>
        </table:table-row>
        <table:table-row table:style-name="Table1.1">
          <table:table-cell table:style-name="Table1.A2" office:value-type="string">
            <text:p text:style-name="P1"><text:span text:style-name="T5">+21 to +30</text:span></text:p>
          </table:table-cell>
          <table:table-cell table:style-name="Table1.A2" office:value-type="string">
            <text:p text:style-name="P1"><text:span text:style-name="T5">Rich</text:span></text:p>
          </table:table-cell>
        </table:table-row>
        <table:table-row table:style-name="Table1.1">
          <table:table-cell table:style-name="Table1.A8" office:value-type="string">
            <text:p text:style-name="P3"><text:span text:style-name="T5">+31 or higher</text:span></text:p>
          </table:table-cell>
          <table:table-cell table:style-name="Table1.A8" office:value-type="string">
            <text:p text:style-name="P3"><text:span text:style-name="T5">Very rich</text:span></text:p>
          </table:table-cell>
        </table:table-row>
      </table:table>
      <text:p text:style-name="P2"/>
      <text:p text:style-name="P9"><text:span text:style-name="T7">Purchasing Equipment</text:span></text:p>
      <text:p text:style-name="P1"><text:span text:style-name="T3">Wealth checks are used to determine what characters can afford and what gear they might reasonably have access to. Every character has a Wealth bonus that reflects his or her buying power. Every object and service has a purchase DC. To purchase an object, make a Wealth check against the purchase DC.</text:span></text:p>
      <text:p text:style-name="P2"/>
      <text:h text:style-name="P8" text:outline-level="2"><text:span text:style-name="T6">The Wealth Check</text:span></text:h>
      <text:p text:style-name="P1"><text:span text:style-name="T3">A Wealth check is a 1d20 roll plus a character’s current Wealth bonus. The Wealth bonus is fluid. It in­creases as a character gains Wealth and decreases as the character makes purchases.</text:span></text:p>
      <text:p text:style-name="P1"><text:soft-page-break/><text:span text:style-name="T3">If the character succeeds on the Wealth check, the character gains the object. If the character fails, he or she can’t afford the object at the time.</text:span></text:p>
      <text:p text:style-name="P1"><text:span text:style-name="T3">If the character’s current Wealth bonus is equal to or greater than the DC, the character automatically succeeds. </text:span></text:p>
      <text:p text:style-name="P1"><text:span text:style-name="T3">If the character successfully purchases an object or service with a purchase DC that’s higher than his or her current Wealth bonus, the character’s Wealth bonus decreases. </text:span></text:p>
      <text:p text:style-name="P2"/>
      <text:h text:style-name="P8" text:outline-level="2"><text:span text:style-name="T6">Wealth and the Starting Hero</text:span></text:h>
      <text:p text:style-name="P1"><text:span text:style-name="T3">A newly created 1st-level character’s Wealth bonus is +0 plus:</text:span></text:p>
      <text:p text:style-name="P1"><text:span text:style-name="Bullet_20_Only"><text:span text:style-name="T3">•</text:span></text:span><text:span text:style-name="T3"> Wealth provided by the character’s starting occupation.</text:span></text:p>
      <text:p text:style-name="P1"><text:span text:style-name="Bullet_20_Only"><text:span text:style-name="T3">•</text:span></text:span><text:span text:style-name="T3"> Bonus from the Windfall feat, if taken.</text:span></text:p>
      <text:p text:style-name="P1"><text:span text:style-name="Bullet_20_Only"><text:span text:style-name="T3">•</text:span></text:span><text:span text:style-name="T3"> 2d4 die roll.</text:span></text:p>
      <text:p text:style-name="P1"><text:span text:style-name="Bullet_20_Only"><text:span text:style-name="T3">•</text:span></text:span><text:span text:style-name="T3"> +1 for having 1 to 4 ranks in the Profession skill.</text:span></text:p>
      <text:p text:style-name="P2"/>
      <text:h text:style-name="P8" text:outline-level="2"><text:span text:style-name="T6">Shopping and Time</text:span></text:h>
      <text:p text:style-name="P1"><text:span text:style-name="T3">Buying less common objects generally takes a number of hours equal to the purchase DC of the object or service, reflecting the time needed to locate the wanted materials and close the deal. Getting a license or buying an object with a restriction rating increases the time needed to make purchases.</text:span></text:p>
      <text:p text:style-name="P2"/>
      <text:h text:style-name="P8" text:outline-level="2"><text:span text:style-name="T6">Taking 10 and Taking 20</text:span></text:h>
      <text:p text:style-name="P1"><text:span text:style-name="T3">A character can usually take 10 or take 20 when making a Wealth check. Taking 20 requires 20 times as long as normal.</text:span></text:p>
      <text:p text:style-name="P1"><text:span text:style-name="T3">Also, there is a penalty for spending beyond a character’s means. Whenever a character buys an object that has a purchase DC higher than his or her current Wealth bonus, the character’s Wealth bonus decreases (see below).</text:span></text:p>
      <text:p text:style-name="P2"/>
      <text:h text:style-name="P8" text:outline-level="2"><text:span text:style-name="T6">Try Again?</text:span></text:h>
      <text:p text:style-name="P1"><text:span text:style-name="T3">A character can try again if he or she fails a Wealth check, but not until the character has spent an additional number of hours shopping equal to the purchase DC of the object or service. </text:span></text:p>
      <text:p text:style-name="P2"/>
      <text:h text:style-name="P8" text:outline-level="2"><text:span text:style-name="T6">Aid Another</text:span></text:h>
      <text:p text:style-name="P1"><text:span text:style-name="T3">One other character can make an aid another attempt to help a character purchase an object or service. If the attempt is successful, that character provides the purchaser with a +2 bonus on his or her Wealth check. <text:s/>The character who provides the aid reduces his or her Wealth bonus by +1. </text:span></text:p>
      <text:p text:style-name="P2"/>
      <text:h text:style-name="P8" text:outline-level="2"><text:span text:style-name="T6">Losing Wealth</text:span></text:h>
      <text:p text:style-name="P1"><text:span text:style-name="T3">Any time a character purchases an object or service with a purchase DC higher than his or her current Wealth bonus, or one with a purchase DC of 15 or higher, the character’s Wealth bonus goes down. How much the Wealth bonus is reduced depends on how expensive the object is.</text:span></text:p>
      <text:p text:style-name="P2"><text:soft-page-break/></text:p>
      <table:table table:name="Table2" table:style-name="Table2">
        <table:table-column table:style-name="Table2.A"/>
        <table:table-column table:style-name="Table2.B"/>
        <table:table-row table:style-name="Table2.1">
          <table:table-cell table:style-name="Table2.A1" office:value-type="string">
            <text:p text:style-name="P3"><text:span text:style-name="T4">Object or Service Purchase DC</text:span></text:p>
          </table:table-cell>
          <table:table-cell table:style-name="Table2.A1" office:value-type="string">
            <text:p text:style-name="P5"><text:span text:style-name="T4">Wealth Bonus Decrease</text:span></text:p>
          </table:table-cell>
        </table:table-row>
        <table:table-row table:style-name="Table2.1">
          <table:table-cell table:style-name="Table2.A2" office:value-type="string">
            <text:p text:style-name="P3"><text:span text:style-name="T5">15 or higher</text:span></text:p>
          </table:table-cell>
          <table:table-cell table:style-name="Table2.A2" office:value-type="string">
            <text:p text:style-name="P5"><text:span text:style-name="T5">+1 point</text:span><text:span text:style-name="T8">1</text:span></text:p>
          </table:table-cell>
        </table:table-row>
        <table:table-row table:style-name="Table2.1">
          <table:table-cell table:style-name="Table2.A2" office:value-type="string">
            <text:p text:style-name="P9"><text:span text:style-name="T5">1–10 points higher than current Wealth bonus</text:span></text:p>
          </table:table-cell>
          <table:table-cell table:style-name="Table2.A2" office:value-type="string">
            <text:p text:style-name="P11"><text:span text:style-name="T5">1 point</text:span></text:p>
          </table:table-cell>
        </table:table-row>
        <table:table-row table:style-name="Table2.1">
          <table:table-cell table:style-name="Table2.A2" office:value-type="string">
            <text:p text:style-name="P1"><text:span text:style-name="T5">11–15 points higher than current Wealth bonus</text:span></text:p>
          </table:table-cell>
          <table:table-cell table:style-name="Table2.A2" office:value-type="string">
            <text:p text:style-name="P4"><text:span text:style-name="T5">1d6 points</text:span></text:p>
          </table:table-cell>
        </table:table-row>
        <table:table-row table:style-name="Table2.1">
          <table:table-cell table:style-name="Table2.A2" office:value-type="string">
            <text:p text:style-name="P1"><text:span text:style-name="T5">16 or more points higher than current Wealth Bonus.</text:span></text:p>
          </table:table-cell>
          <table:table-cell table:style-name="Table2.A2" office:value-type="string">
            <text:p text:style-name="P4"><text:span text:style-name="T5">2d6 points</text:span></text:p>
          </table:table-cell>
        </table:table-row>
        <table:table-row table:style-name="Table2.6">
          <table:table-cell table:style-name="Table2.A6" table:number-columns-spanned="2" office:value-type="string">
            <text:p text:style-name="P3"><text:span text:style-name="T5">1 This stacks with the loss from a Purchase DC above the character’s current wealth bonus.</text:span></text:p>
          </table:table-cell>
          <table:covered-table-cell/>
        </table:table-row>
      </table:table>
      <text:p text:style-name="P2"/>
      <text:p text:style-name="P1"><text:span text:style-name="T3">Along with this loss, any time a character buys an object or service with a purchase DC of 15 or higher, the character reduces his or her current Wealth bonus by an additional 1 point. </text:span></text:p>
      <text:p text:style-name="P1"><text:span text:style-name="T3">A character’s Wealth bonus only goes down if he or she successfully buys an object or service. If the character attempts to buy something and the check fails, his or her Wealth bonus is unaffected.</text:span></text:p>
      <text:p text:style-name="P2"/>
      <text:h text:style-name="P8" text:outline-level="2"><text:span text:style-name="T6">Wealth Bonus of +0</text:span></text:h>
      <text:p text:style-name="P1"><text:span text:style-name="T3">A character’s Wealth bonus can never decrease to less than +0. If a character’s Wealth bonus is +0, the character doesn’t have the buying power to purchase any object or service that has a purchase DC of 10 or higher, and can’t take 10 or take 20. Also, it always takes a number of hours equal to the purchase DC of the object or service.</text:span></text:p>
      <text:p text:style-name="P2"/>
      <text:h text:style-name="P8" text:outline-level="2"><text:span text:style-name="T6">Regaining Wealth</text:span></text:h>
      <text:p text:style-name="P1"><text:span text:style-name="T3">A character’s Wealth bonus recovers as the character advances.</text:span></text:p>
      <text:p text:style-name="P1"><text:span text:style-name="T3">Every time a character gains a new level, make a Profession check. (If the character has no ranks in the skill, this check is a Wisdom check.) The DC is equal to the character’s current Wealth bonus. If the character succeeds, his or her current Wealth bonus increases by +1. For every 5 points by which the character exceeds the DC, he or she gains an additional +1 to his or her Wealth bonus.</text:span></text:p>
      <text:p text:style-name="P2"/>
      <text:h text:style-name="P8" text:outline-level="2"><text:span text:style-name="T6">Wealth Awards</text:span></text:h>
      <text:p text:style-name="P1"><text:span text:style-name="T3">Adventuring may result in characters finding valuable items. In such cases, the benefit translates into a Wealth award. </text:span></text:p>
      <text:p text:style-name="P2"/>
      <text:h text:style-name="P8" text:outline-level="2"><text:span text:style-name="T6">Selling Stuff</text:span></text:h>
      <text:p text:style-name="P1"><text:span text:style-name="T3">To sell something, a character first needs to determine its sale value. Assuming the object is undamaged and in working condition, the sale value is equal to the object’s purchase DC (as if purchased new) minus 3. </text:span></text:p>
      <text:p text:style-name="P1"><text:span text:style-name="T3">Selling an object can provide an increase to a character’s Wealth bonus. The increase is the same amount as the Wealth bonus loss the character would experience if the character purchased an object with a purchase DC equal to the sale value. </text:span></text:p>
      <text:p text:style-name="P1"><text:span text:style-name="T3">Regardless of the character’s current Wealth bonus, he or she gains a Wealth bonus increase of 1 whenever the character sells an object with a sale value of 15 or higher. If A character sells an object with a sale value less than or equal to his or her current Wealth bonus, and that sale value is 14 or lower, the character gains nothing. </text:span></text:p>
      <text:p text:style-name="P1"><text:span text:style-name="T3">A character cannot legally sell restricted objects unless the character is licensed to own them. A character also cannot legally sell objects that have been reported as stolen. Selling objects illegally usually requires that the character have contacts in the black market, and reduces the sale value by an additional 3. Selling takes a number of hours equal to the normal purchase DC of the i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alth</dc:title>
    <dc:subject>MSRD</dc:subject>
    <meta:initial-creator>AKSmith</meta:initial-creator>
    <meta:creation-date>2002-09-05T11:27:00</meta:creation-date>
    <dc:date>2003-08-29T10:13:00</dc:date>
    <meta:editing-cycles>17</meta:editing-cycles>
    <meta:editing-duration>PT42S</meta:editing-duration>
    <meta:document-statistic meta:table-count="2" meta:image-count="0" meta:object-count="0" meta:page-count="3" meta:paragraph-count="73" meta:word-count="1212" meta:character-count="6827" meta:non-whitespace-character-count="5681"/>
    <meta:generator>LibreOffice/5.4.6.2$Linux_X86_64 LibreOffice_project/40m0$Build-2</meta:generator>
    <meta:user-defined meta:name="Company">Wizards of the Coast</meta:user-defined>
    <meta:user-defined meta:name="Operator">AKSmith</meta:user-defined>
  </office:meta>
</office:document-meta>
</file>